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37cm" fo:margin-left="0.557cm" table:align="left"/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6.99cm"/>
    </style:style>
    <style:style style:name="Table1.C" style:family="table-column">
      <style:table-column-properties style:column-width="6.74cm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middle" fo:padding="0.097cm" fo:border="0.5pt solid #000000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text-align="center" style:justify-single-word="false"/>
      <style:text-properties officeooo:paragraph-rsid="0004dcec"/>
    </style:style>
    <style:style style:name="P2" style:family="paragraph" style:parent-style-name="Heading_20_1">
      <style:text-properties officeooo:paragraph-rsid="00069af0"/>
    </style:style>
    <style:style style:name="P3" style:family="paragraph" style:parent-style-name="Heading_20_1">
      <style:text-properties officeooo:paragraph-rsid="00081a3a"/>
    </style:style>
    <style:style style:name="P4" style:family="paragraph" style:parent-style-name="Text_20_body">
      <style:text-properties officeooo:paragraph-rsid="0004dcec"/>
    </style:style>
    <style:style style:name="P5" style:family="paragraph" style:parent-style-name="Text_20_body">
      <style:text-properties officeooo:paragraph-rsid="00081a3a"/>
    </style:style>
    <style:style style:name="P6" style:family="paragraph" style:parent-style-name="Text_20_body">
      <style:text-properties officeooo:paragraph-rsid="000824f6"/>
    </style:style>
    <style:style style:name="P7" style:family="paragraph" style:parent-style-name="Text_20_body">
      <style:text-properties officeooo:paragraph-rsid="0008f26d"/>
    </style:style>
    <style:style style:name="P8" style:family="paragraph" style:parent-style-name="Text_20_body">
      <style:text-properties officeooo:paragraph-rsid="000c2a9a"/>
    </style:style>
    <style:style style:name="P9" style:family="paragraph" style:parent-style-name="Text_20_body">
      <style:text-properties officeooo:paragraph-rsid="000c2c27"/>
    </style:style>
    <style:style style:name="P10" style:family="paragraph" style:parent-style-name="Text_20_body">
      <style:text-properties officeooo:paragraph-rsid="0010fb4c"/>
    </style:style>
    <style:style style:name="P11" style:family="paragraph" style:parent-style-name="Heading_20_2">
      <style:text-properties officeooo:paragraph-rsid="0004dcec"/>
    </style:style>
    <style:style style:name="P12" style:family="paragraph" style:parent-style-name="Heading_20_2">
      <style:text-properties officeooo:paragraph-rsid="00081a3a"/>
    </style:style>
    <style:style style:name="P13" style:family="paragraph" style:parent-style-name="Heading_20_3">
      <style:text-properties officeooo:paragraph-rsid="0004dcec"/>
    </style:style>
    <style:style style:name="P14" style:family="paragraph" style:parent-style-name="Heading_20_3">
      <style:text-properties officeooo:paragraph-rsid="0008f26d"/>
    </style:style>
    <style:style style:name="P15" style:family="paragraph" style:parent-style-name="Heading_20_3">
      <style:text-properties officeooo:paragraph-rsid="000f245a"/>
    </style:style>
    <style:style style:name="P16" style:family="paragraph" style:parent-style-name="Horizontal_20_Line">
      <style:text-properties officeooo:paragraph-rsid="0012bc98"/>
    </style:style>
    <style:style style:name="P17" style:family="paragraph" style:parent-style-name="Text_20_body" style:list-style-name="L1"/>
    <style:style style:name="P18" style:family="paragraph" style:parent-style-name="Text_20_body" style:list-style-name="L2"/>
    <style:style style:name="P19" style:family="paragraph" style:parent-style-name="Text_20_body" style:list-style-name="L3"/>
    <style:style style:name="P20" style:family="paragraph" style:parent-style-name="Text_20_body" style:list-style-name="L4"/>
    <style:style style:name="P21" style:family="paragraph" style:parent-style-name="Text_20_body" style:list-style-name="L5"/>
    <style:style style:name="P22" style:family="paragraph" style:parent-style-name="Text_20_body" style:list-style-name="L6"/>
    <style:style style:name="P23" style:family="paragraph" style:parent-style-name="Text_20_body" style:list-style-name="L7"/>
    <style:style style:name="P24" style:family="paragraph" style:parent-style-name="Text_20_body" style:list-style-name="L8"/>
    <style:style style:name="P25" style:family="paragraph" style:parent-style-name="Text_20_body" style:list-style-name="L9"/>
    <style:style style:name="P26" style:family="paragraph" style:parent-style-name="Text_20_body" style:list-style-name="L10"/>
    <style:style style:name="P27" style:family="paragraph" style:parent-style-name="Text_20_body" style:list-style-name="L10">
      <style:text-properties officeooo:paragraph-rsid="001277c0"/>
    </style:style>
    <style:style style:name="P28" style:family="paragraph" style:parent-style-name="Text_20_body" style:list-style-name="L11"/>
    <style:style style:name="P29" style:family="paragraph" style:parent-style-name="Text_20_body" style:list-style-name="L12"/>
    <style:style style:name="P30" style:family="paragraph" style:parent-style-name="Text_20_body" style:list-style-name="L13"/>
    <style:style style:name="P31" style:family="paragraph" style:parent-style-name="Text_20_body" style:list-style-name="L14"/>
    <style:style style:name="P32" style:family="paragraph" style:parent-style-name="Text_20_body" style:list-style-name="L15"/>
    <style:style style:name="P33" style:family="paragraph" style:parent-style-name="Text_20_body" style:list-style-name="L16"/>
    <style:style style:name="P34" style:family="paragraph" style:parent-style-name="Text_20_body" style:list-style-name="L17"/>
    <style:style style:name="P35" style:family="paragraph" style:parent-style-name="Text_20_body" style:list-style-name="L18"/>
    <style:style style:name="P36" style:family="paragraph" style:parent-style-name="Text_20_body" style:list-style-name="L19">
      <style:text-properties officeooo:paragraph-rsid="00081a3a"/>
    </style:style>
    <style:style style:name="P37" style:family="paragraph" style:parent-style-name="Text_20_body" style:list-style-name="L20"/>
    <style:style style:name="P38" style:family="paragraph" style:parent-style-name="Text_20_body" style:list-style-name="L21"/>
    <style:style style:name="P39" style:family="paragraph" style:parent-style-name="Text_20_body" style:list-style-name="L22"/>
    <style:style style:name="P40" style:family="paragraph" style:parent-style-name="Text_20_body" style:list-style-name="L22">
      <style:text-properties officeooo:paragraph-rsid="000cf780"/>
    </style:style>
    <style:style style:name="P41" style:family="paragraph" style:parent-style-name="Text_20_body" style:list-style-name="L22">
      <style:text-properties officeooo:paragraph-rsid="0008f26d"/>
    </style:style>
    <style:style style:name="P42" style:family="paragraph" style:parent-style-name="Text_20_body" style:list-style-name="L23"/>
    <style:style style:name="P43" style:family="paragraph" style:parent-style-name="Text_20_body" style:list-style-name="L24"/>
    <style:style style:name="P44" style:family="paragraph" style:parent-style-name="Text_20_body" style:list-style-name="L25">
      <style:text-properties officeooo:paragraph-rsid="00081a3a"/>
    </style:style>
    <style:style style:name="P45" style:family="paragraph" style:parent-style-name="Text_20_body" style:list-style-name="L26"/>
    <style:style style:name="P46" style:family="paragraph" style:parent-style-name="Text_20_body" style:list-style-name="L27">
      <style:text-properties officeooo:paragraph-rsid="0004dcec"/>
    </style:style>
    <style:style style:name="P47" style:family="paragraph" style:parent-style-name="Text_20_body" style:list-style-name="L28"/>
    <style:style style:name="P48" style:family="paragraph" style:parent-style-name="Text_20_body" style:list-style-name="L29"/>
    <style:style style:name="P49" style:family="paragraph" style:parent-style-name="Text_20_body" style:list-style-name="L30"/>
    <style:style style:name="P50" style:family="paragraph" style:parent-style-name="Text_20_body" style:list-style-name="L31">
      <style:text-properties officeooo:paragraph-rsid="0004dcec"/>
    </style:style>
    <style:style style:name="P51" style:family="paragraph" style:parent-style-name="Text_20_body" style:list-style-name="L32">
      <style:text-properties officeooo:paragraph-rsid="0004dcec"/>
    </style:style>
    <style:style style:name="P52" style:family="paragraph" style:parent-style-name="Text_20_body" style:list-style-name="L33"/>
    <style:style style:name="P53" style:family="paragraph" style:parent-style-name="Text_20_body" style:list-style-name="L34"/>
    <style:style style:name="P54" style:family="paragraph" style:parent-style-name="Text_20_body" style:list-style-name="L35"/>
    <style:style style:name="P55" style:family="paragraph" style:parent-style-name="Text_20_body" style:list-style-name="L36">
      <style:text-properties officeooo:paragraph-rsid="0004dcec"/>
    </style:style>
    <style:style style:name="P56" style:family="paragraph" style:parent-style-name="Text_20_body" style:list-style-name="L37"/>
    <style:style style:name="P57" style:family="paragraph" style:parent-style-name="Text_20_body" style:list-style-name="L38"/>
    <style:style style:name="P58" style:family="paragraph" style:parent-style-name="Text_20_body" style:list-style-name="L39">
      <style:text-properties officeooo:paragraph-rsid="0004dcec"/>
    </style:style>
    <style:style style:name="P59" style:family="paragraph" style:parent-style-name="Text_20_body" style:list-style-name="L40"/>
    <style:style style:name="P60" style:family="paragraph" style:parent-style-name="Text_20_body" style:list-style-name="L41"/>
    <style:style style:name="P61" style:family="paragraph" style:parent-style-name="Text_20_body" style:list-style-name="L42"/>
    <style:style style:name="P62" style:family="paragraph" style:parent-style-name="Text_20_body" style:list-style-name="L43"/>
    <style:style style:name="P63" style:family="paragraph" style:parent-style-name="Text_20_body">
      <style:text-properties officeooo:paragraph-rsid="0008f26d"/>
    </style:style>
    <style:style style:name="P64" style:family="paragraph" style:parent-style-name="Text_20_body" style:list-style-name="L45"/>
    <style:style style:name="P65" style:family="paragraph" style:parent-style-name="Text_20_body" style:list-style-name="L46">
      <style:text-properties officeooo:paragraph-rsid="0008f26d"/>
    </style:style>
    <style:style style:name="P66" style:family="paragraph" style:parent-style-name="Text_20_body">
      <style:text-properties officeooo:paragraph-rsid="000c2a9a"/>
    </style:style>
    <style:style style:name="T1" style:family="text">
      <style:text-properties officeooo:rsid="0005ab0b"/>
    </style:style>
    <style:style style:name="T2" style:family="text">
      <style:text-properties officeooo:rsid="0004dcec"/>
    </style:style>
    <style:style style:name="T3" style:family="text">
      <style:text-properties officeooo:rsid="000560bd"/>
    </style:style>
    <style:style style:name="T4" style:family="text">
      <style:text-properties officeooo:rsid="00081a3a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officeooo:rsid="00081a3a" style:font-size-asian="18pt" style:font-size-complex="18pt"/>
    </style:style>
    <style:style style:name="T7" style:family="text">
      <style:text-properties fo:font-size="18pt" officeooo:rsid="0008f26d" style:font-size-asian="18pt" style:font-size-complex="18pt"/>
    </style:style>
    <style:style style:name="T8" style:family="text">
      <style:text-properties fo:font-size="18pt" officeooo:rsid="0012bc98" style:font-size-asian="18pt" style:font-size-complex="18pt"/>
    </style:style>
    <style:style style:name="T9" style:family="text">
      <style:text-properties fo:font-size="18pt" style:font-size-asian="15.75pt" style:font-size-complex="18pt"/>
    </style:style>
    <style:style style:name="T10" style:family="text">
      <style:text-properties officeooo:rsid="000824f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8f26d" style:font-weight-asian="normal" style:font-weight-complex="normal"/>
    </style:style>
    <style:style style:name="T13" style:family="text">
      <style:text-properties fo:font-weight="normal" officeooo:rsid="000560bd" style:font-weight-asian="normal" style:font-weight-complex="normal"/>
    </style:style>
    <style:style style:name="T14" style:family="text">
      <style:text-properties fo:font-weight="bold" officeooo:rsid="000c2a9a" style:font-weight-asian="bold" style:font-weight-complex="bold"/>
    </style:style>
    <style:style style:name="T15" style:family="text">
      <style:text-properties fo:font-weight="bold" officeooo:rsid="000c2c27" style:font-weight-asian="bold" style:font-weight-complex="bold"/>
    </style:style>
    <style:style style:name="T16" style:family="text">
      <style:text-properties fo:font-weight="bold" officeooo:rsid="000cbcff" style:font-weight-asian="bold" style:font-weight-complex="bold"/>
    </style:style>
    <style:style style:name="T17" style:family="text">
      <style:text-properties fo:font-weight="bold" officeooo:rsid="001277c0" style:font-weight-asian="bold" style:font-weight-complex="bold"/>
    </style:style>
    <style:style style:name="T18" style:family="text">
      <style:text-properties fo:font-weight="bold" officeooo:rsid="001356f8" style:font-weight-asian="bold" style:font-weight-complex="bold"/>
    </style:style>
    <style:style style:name="T19" style:family="text">
      <style:text-properties officeooo:rsid="0008f26d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20pt" fo:font-weight="bold" style:font-size-asian="20pt" style:font-weight-asian="bold" style:font-size-complex="20pt" style:font-weight-complex="bold"/>
    </style:style>
    <style:style style:name="T22" style:family="text">
      <style:text-properties fo:font-size="20pt" fo:font-weight="bold" officeooo:rsid="001277c0" style:font-size-asian="20pt" style:font-weight-asian="bold" style:font-size-complex="20pt" style:font-weight-complex="bold"/>
    </style:style>
    <style:style style:name="T23" style:family="text">
      <style:text-properties officeooo:rsid="000f245a"/>
    </style:style>
    <style:style style:name="T24" style:family="text">
      <style:text-properties officeooo:rsid="0010fb4c"/>
    </style:style>
    <style:style style:name="T25" style:family="text">
      <style:text-properties officeooo:rsid="001277c0"/>
    </style:style>
    <style:style style:name="T26" style:family="text">
      <style:text-properties officeooo:rsid="0012bc98"/>
    </style:style>
    <style:style style:name="T27" style:family="text">
      <style:text-properties officeooo:rsid="000c2a9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7cm" fo:text-indent="-0.635cm" fo:margin-left="1.6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32cm" fo:text-indent="-0.635cm" fo:margin-left="2.33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7cm" fo:text-indent="-0.635cm" fo:margin-left="2.96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02cm" fo:text-indent="-0.635cm" fo:margin-left="3.60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7cm" fo:text-indent="-0.635cm" fo:margin-left="4.23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72cm" fo:text-indent="-0.635cm" fo:margin-left="4.87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7cm" fo:text-indent="-0.635cm" fo:margin-left="5.50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42cm" fo:text-indent="-0.635cm" fo:margin-left="6.14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7cm" fo:text-indent="-0.635cm" fo:margin-left="6.77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12cm" fo:text-indent="-0.635cm" fo:margin-left="7.412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Unit </text:span></text:span><text:span text:style-name="Strong_20_Emphasis"><text:span text:style-name="T2">3</text:span></text:span></text:h>
      <text:h text:style-name="P2" text:outline-level="1"><text:span text:style-name="Strong_20_Emphasis">1-Mark Questions </text:span></text:h>
      <text:h text:style-name="P2" text:outline-level="1"><text:span text:style-name="Strong_20_Emphasis"><text:span text:style-name="T2">Functions</text:span></text:span></text:h>
      <text:p text:style-name="P4"><text:span text:style-name="Strong_20_Emphasis">Q: Which keyword is used to define a function in Python?<text:line-break/>A: </text:span><text:span text:style-name="Strong_20_Emphasis"><text:span text:style-name="Source_20_Text">def</text:span></text:span><text:span text:style-name="Strong_20_Emphasis">.</text:span></text:p>
      <text:list xml:id="list2711032071" text:style-name="L1">
        <text:list-item>
          <text:p text:style-name="P17"><text:span text:style-name="Strong_20_Emphasis">Q:</text:span> What does a Python function return if no return statement is used?<text:line-break/><text:span text:style-name="Strong_20_Emphasis">A:</text:span> <text:span text:style-name="Source_20_Text">None</text:span>.</text:p>
        </text:list-item>
        <text:list-item>
          <text:p text:style-name="P17"><text:span text:style-name="Strong_20_Emphasis">Q:</text:span> What is the keyword used to return a value from a function?<text:line-break/><text:span text:style-name="Strong_20_Emphasis">A:</text:span> <text:span text:style-name="Source_20_Text">return</text:span>.</text:p>
        </text:list-item>
        <text:list-item>
          <text:p text:style-name="P17"><text:span text:style-name="Strong_20_Emphasis">Q:</text:span> What is the default return type of a Python function?<text:line-break/><text:span text:style-name="Strong_20_Emphasis">A:</text:span> <text:span text:style-name="Source_20_Text">NoneType</text:span>.</text:p>
        </text:list-item>
        <text:list-item>
          <text:p text:style-name="P17"><text:span text:style-name="Strong_20_Emphasis">Q:</text:span> Can a function in Python return multiple values?<text:line-break/><text:span text:style-name="Strong_20_Emphasis">A:</text:span> Yes, as a tuple.</text:p>
        </text:list-item>
        <text:list-item>
          <text:p text:style-name="P17"><text:span text:style-name="Strong_20_Emphasis">Q:</text:span> What are the two main parts of a function in Python?<text:line-break/><text:span text:style-name="Strong_20_Emphasis">A:</text:span> Function definition and function call.</text:p>
        </text:list-item>
        <text:list-item>
          <text:p text:style-name="P17"><text:span text:style-name="Strong_20_Emphasis">Q:</text:span> Which type of argument has a predefined value in a function?<text:line-break/><text:span text:style-name="Strong_20_Emphasis">A:</text:span> Default argument.</text:p>
        </text:list-item>
        <text:list-item>
          <text:p text:style-name="P17"><text:span text:style-name="Strong_20_Emphasis">Q:</text:span> Write the syntax of defining a function in Python. <text:s text:c="2"/><text:tab/><text:tab/><text:tab/><text:line-break/><text:span text:style-name="Strong_20_Emphasis">A: <text:s/>def function_name(parameters):</text:span></text:p>
          <text:p text:style-name="P17"><text:span text:style-name="Strong_20_Emphasis"><text:s text:c="3"/><text:tab/><text:tab/>statements</text:span></text:p>
        </text:list-item>
      </text:list>
      <text:p text:style-name="P4"><text:span text:style-name="Strong_20_Emphasis"><text:span text:style-name="T3"><text:tab/>8 . </text:span></text:span><text:span text:style-name="Strong_20_Emphasis">Q: Can functions be called inside other functions in Python?<text:line-break/><text:tab/>A: Yes.</text:span></text:p>
      <text:list xml:id="list3586309479" text:style-name="L2">
        <text:list-header>
          <text:p text:style-name="P18"><text:span text:style-name="Strong_20_Emphasis"><text:span text:style-name="T3">9. </text:span></text:span><text:span text:style-name="Strong_20_Emphasis">Q:</text:span> What is a parameter in a function?<text:line-break/><text:span text:style-name="Strong_20_Emphasis">A:</text:span> A variable defined in the function header to accept input.</text:p>
        </text:list-header>
      </text:list>
      <text:p text:style-name="P4"><text:span text:style-name="Strong_20_Emphasis"><text:span text:style-name="T3"><text:tab/>10. </text:span></text:span><text:span text:style-name="Strong_20_Emphasis">Q: Which keyword is used to define a function in Python?<text:line-break/><text:tab/>A: </text:span><text:span text:style-name="Strong_20_Emphasis"><text:span text:style-name="Source_20_Text">def</text:span></text:span><text:span text:style-name="Strong_20_Emphasis">.</text:span></text:p>
      <text:h text:style-name="P11" text:outline-level="2"><text:span text:style-name="Strong_20_Emphasis">Types of Arguments</text:span></text:h>
      <text:list xml:id="list3909785498" text:style-name="L3">
        <text:list-item>
          <text:p text:style-name="P19"><text:span text:style-name="Strong_20_Emphasis">Q:</text:span> Which type of argument is passed in the same order as defined?<text:line-break/><text:span text:style-name="Strong_20_Emphasis">A:</text:span> Positional argument.</text:p>
        </text:list-item>
        <text:list-item>
          <text:p text:style-name="P19"><text:soft-page-break/><text:span text:style-name="Strong_20_Emphasis">Q:</text:span> What is a keyword argument?<text:line-break/><text:span text:style-name="Strong_20_Emphasis">A:</text:span> An argument passed using parameter name = value format.</text:p>
        </text:list-item>
        <text:list-item>
          <text:p text:style-name="P19"><text:span text:style-name="Strong_20_Emphasis">Q:</text:span> Which type of argument provides a predefined value if no value is passed?<text:line-break/><text:span text:style-name="Strong_20_Emphasis">A:</text:span> Default argument.</text:p>
        </text:list-item>
        <text:list-item>
          <text:p text:style-name="P19"><text:span text:style-name="Strong_20_Emphasis">Q:</text:span> What symbol is used for variable-length positional arguments in a function?<text:line-break/><text:span text:style-name="Strong_20_Emphasis">A:</text:span> <text:span text:style-name="Source_20_Text">*args</text:span>.</text:p>
        </text:list-item>
        <text:list-item>
          <text:p text:style-name="P19"><text:span text:style-name="Strong_20_Emphasis">Q:</text:span> What symbol is used for variable-length keyword arguments?<text:line-break/><text:span text:style-name="Strong_20_Emphasis">A:</text:span> <text:span text:style-name="Source_20_Text">**kwargs</text:span>.</text:p>
        </text:list-item>
        <text:list-item>
          <text:p text:style-name="P19"><text:span text:style-name="Strong_20_Emphasis">Q:</text:span> Can positional and keyword arguments be mixed in a function call?<text:line-break/><text:span text:style-name="Strong_20_Emphasis">A:</text:span> Yes, but positional arguments must come first.</text:p>
        </text:list-item>
        <text:list-item>
          <text:p text:style-name="P19"><text:span text:style-name="Strong_20_Emphasis">Q:</text:span> Which type of argument is used when the number of inputs is unknown?<text:line-break/><text:span text:style-name="Strong_20_Emphasis">A:</text:span> Variable-length arguments (<text:span text:style-name="Source_20_Text">*args</text:span>, <text:span text:style-name="Source_20_Text">**kwargs</text:span>).</text:p>
        </text:list-item>
        <text:list-item>
          <text:p text:style-name="P19"><text:span text:style-name="Strong_20_Emphasis">Q:</text:span> In function definition, where must default arguments be placed?<text:line-break/><text:span text:style-name="Strong_20_Emphasis">A:</text:span> After positional arguments.</text:p>
        </text:list-item>
      </text:list>
      <text:h text:style-name="P11" text:outline-level="2"><text:span text:style-name="Strong_20_Emphasis">Scope of Variables</text:span></text:h>
      <text:list xml:id="list3451341328" text:style-name="L4">
        <text:list-item>
          <text:p text:style-name="P20"><text:span text:style-name="Strong_20_Emphasis">Q:</text:span> What is a local variable?<text:line-break/><text:span text:style-name="Strong_20_Emphasis">A:</text:span> A variable declared inside a function, accessible only within it.</text:p>
        </text:list-item>
        <text:list-item>
          <text:p text:style-name="P20"><text:span text:style-name="Strong_20_Emphasis">Q:</text:span> What is a global variable?<text:line-break/><text:span text:style-name="Strong_20_Emphasis">A:</text:span> A variable declared outside all functions, accessible throughout the program.</text:p>
        </text:list-item>
        <text:list-item>
          <text:p text:style-name="P20"><text:span text:style-name="Strong_20_Emphasis">Q:</text:span> Which keyword is used to modify a global variable inside a function?<text:line-break/><text:span text:style-name="Strong_20_Emphasis">A:</text:span> <text:span text:style-name="Source_20_Text">global</text:span>.</text:p>
        </text:list-item>
        <text:list-item>
          <text:p text:style-name="P20"><text:span text:style-name="Strong_20_Emphasis">Q:</text:span> What is the scope of a variable?<text:line-break/><text:span text:style-name="Strong_20_Emphasis">A:</text:span> The region of the program where the variable is accessible.</text:p>
        </text:list-item>
        <text:list-item>
          <text:p text:style-name="P20"><text:span text:style-name="Strong_20_Emphasis">Q:</text:span> If a local and global variable have the same name, which one is preferred inside the function?<text:line-break/><text:span text:style-name="Strong_20_Emphasis">A:</text:span> The local variable.</text:p>
        </text:list-item>
        <text:list-item>
          <text:p text:style-name="P20"><text:span text:style-name="Strong_20_Emphasis">Q:</text:span> What happens if you try to access a local variable outside the function?<text:line-break/><text:span text:style-name="Strong_20_Emphasis">A:</text:span> An error occurs (<text:span text:style-name="Source_20_Text">NameError</text:span>).</text:p>
        </text:list-item>
        <text:list-item>
          <text:p text:style-name="P20"><text:span text:style-name="Strong_20_Emphasis">Q:</text:span> Which type of scope does Python follow?<text:line-break/><text:span text:style-name="Strong_20_Emphasis">A:</text:span> <text:span text:style-name="Strong_20_Emphasis">LEGB Rule</text:span> (Local, Enclosing, Global, Built-in).</text:p>
        </text:list-item>
        <text:list-item>
          <text:p text:style-name="P20"><text:span text:style-name="Strong_20_Emphasis">Q:</text:span> Can a global variable be accessed inside a function without the <text:span text:style-name="Source_20_Text">global</text:span> keyword?<text:line-break/><text:span text:style-name="Strong_20_Emphasis">A:</text:span> Yes, but only for reading, not modification.</text:p>
        </text:list-item>
      </text:list>
      <text:p text:style-name="P4"><text:span text:style-name="Strong_20_Emphasis"/></text:p>
      <text:p text:style-name="P4"><text:span text:style-name="Strong_20_Emphasis"/></text:p>
      <text:h text:style-name="P11" text:outline-level="2"><text:soft-page-break/><text:span text:style-name="Strong_20_Emphasis">Lambda Functions</text:span></text:h>
      <text:list xml:id="list1830289668" text:style-name="L5">
        <text:list-item>
          <text:p text:style-name="P21"><text:span text:style-name="Strong_20_Emphasis">Q:</text:span> What keyword is used to define a lambda function in Python?<text:line-break/><text:span text:style-name="Strong_20_Emphasis">A:</text:span> <text:span text:style-name="Source_20_Text">lambda</text:span>.</text:p>
        </text:list-item>
        <text:list-item>
          <text:p text:style-name="P21"><text:span text:style-name="Strong_20_Emphasis">Q:</text:span> What is the return type of a lambda function?<text:line-break/><text:span text:style-name="Strong_20_Emphasis">A:</text:span> A function object.</text:p>
        </text:list-item>
        <text:list-item>
          <text:p text:style-name="P21"><text:span text:style-name="Strong_20_Emphasis">Q:</text:span> Can a lambda function have multiple expressions?<text:line-break/><text:span text:style-name="Strong_20_Emphasis">A:</text:span> No, only one expression.</text:p>
        </text:list-item>
        <text:list-item>
          <text:p text:style-name="P21"><text:span text:style-name="Strong_20_Emphasis">Q:</text:span> Write a lambda function to square a number.<text:line-break/><text:span text:style-name="Strong_20_Emphasis">A:</text:span> <text:span text:style-name="Source_20_Text">lambda x: x**2</text:span>.</text:p>
        </text:list-item>
        <text:list-item>
          <text:p text:style-name="P21"><text:span text:style-name="Strong_20_Emphasis">Q:</text:span> Is a lambda function always anonymous?<text:line-break/><text:span text:style-name="Strong_20_Emphasis">A:</text:span> Yes, unless assigned to a variable.</text:p>
        </text:list-item>
      </text:list>
      <text:h text:style-name="Heading_20_2" text:outline-level="2"><text:span text:style-name="Strong_20_Emphasis">Map Function</text:span></text:h>
      <text:list xml:id="list151598632" text:style-name="L6">
        <text:list-item>
          <text:p text:style-name="P22"><text:span text:style-name="Strong_20_Emphasis">Q:</text:span> What does the <text:span text:style-name="Source_20_Text">map()</text:span> function return?<text:line-break/><text:span text:style-name="Strong_20_Emphasis">A:</text:span> A map object (iterator).</text:p>
        </text:list-item>
        <text:list-item>
          <text:p text:style-name="P22"><text:span text:style-name="Strong_20_Emphasis">Q:</text:span> How many arguments does <text:span text:style-name="Source_20_Text">map()</text:span> take?<text:line-break/><text:span text:style-name="Strong_20_Emphasis">A:</text:span> Two – a function and an iterable.</text:p>
        </text:list-item>
        <text:list-item>
          <text:p text:style-name="P22"><text:span text:style-name="Strong_20_Emphasis">Q:</text:span> Convert <text:span text:style-name="Source_20_Text">[1, 2, 3]</text:span> into their squares using <text:span text:style-name="Source_20_Text">map()</text:span>.<text:line-break/><text:span text:style-name="Strong_20_Emphasis">A:</text:span> <text:span text:style-name="Source_20_Text">map(lambda x: x**2, [1, 2, 3])</text:span>.</text:p>
        </text:list-item>
        <text:list-item>
          <text:p text:style-name="P22"><text:span text:style-name="Strong_20_Emphasis">Q:</text:span> Can <text:span text:style-name="Source_20_Text">map()</text:span> work with multiple iterables?<text:line-break/><text:span text:style-name="Strong_20_Emphasis">A:</text:span> Yes, with multiple iterables of the same length.</text:p>
        </text:list-item>
      </text:list>
      <text:h text:style-name="Heading_20_2" text:outline-level="2"><text:span text:style-name="Strong_20_Emphasis">Filter Function</text:span></text:h>
      <text:list xml:id="list3175532812" text:style-name="L7">
        <text:list-item>
          <text:p text:style-name="P23"><text:span text:style-name="Strong_20_Emphasis">Q:</text:span> What does the <text:span text:style-name="Source_20_Text">filter()</text:span> function do?<text:line-break/><text:span text:style-name="Strong_20_Emphasis">A:</text:span> Filters elements from an iterable based on a condition.</text:p>
        </text:list-item>
        <text:list-item>
          <text:p text:style-name="P23"><text:span text:style-name="Strong_20_Emphasis">Q:</text:span> What does <text:span text:style-name="Source_20_Text">filter()</text:span> return?<text:line-break/><text:span text:style-name="Strong_20_Emphasis">A:</text:span> A filter object (iterator).</text:p>
        </text:list-item>
        <text:list-item>
          <text:p text:style-name="P23"><text:span text:style-name="Strong_20_Emphasis">Q:</text:span> Write a <text:span text:style-name="Source_20_Text">filter()</text:span> to extract even numbers from <text:span text:style-name="Source_20_Text">[1,2,3,4]</text:span>.<text:line-break/><text:span text:style-name="Strong_20_Emphasis">A:</text:span> <text:span text:style-name="Source_20_Text">filter(lambda x: x%2==0, [1,2,3,4])</text:span>.</text:p>
        </text:list-item>
        <text:list-item>
          <text:p text:style-name="P23"><text:span text:style-name="Strong_20_Emphasis">Q:</text:span> Can <text:span text:style-name="Source_20_Text">filter()</text:span> return more elements than the original iterable?<text:line-break/><text:span text:style-name="Strong_20_Emphasis">A:</text:span> No.</text:p>
        </text:list-item>
      </text:list>
      <text:h text:style-name="Heading_20_2" text:outline-level="2"><text:soft-page-break/><text:span text:style-name="Strong_20_Emphasis">Reduce Function</text:span></text:h>
      <text:list xml:id="list2087814423" text:style-name="L8">
        <text:list-item>
          <text:p text:style-name="P24"><text:span text:style-name="Strong_20_Emphasis">Q:</text:span> Which module provides the <text:span text:style-name="Source_20_Text">reduce()</text:span> function?<text:line-break/><text:span text:style-name="Strong_20_Emphasis">A:</text:span> <text:span text:style-name="Source_20_Text">functools</text:span>.</text:p>
        </text:list-item>
        <text:list-item>
          <text:p text:style-name="P24"><text:span text:style-name="Strong_20_Emphasis">Q:</text:span> What does <text:span text:style-name="Source_20_Text">reduce()</text:span> do?<text:line-break/><text:span text:style-name="Strong_20_Emphasis">A:</text:span> Applies a function cumulatively to reduce iterable to a single value.</text:p>
        </text:list-item>
        <text:list-item>
          <text:p text:style-name="P24"><text:span text:style-name="Strong_20_Emphasis">Q:</text:span> Find the sum of <text:span text:style-name="Source_20_Text">[1,2,3,4]</text:span> using <text:span text:style-name="Source_20_Text">reduce()</text:span>.<text:line-break/><text:span text:style-name="Strong_20_Emphasis">A:</text:span> <text:span text:style-name="Source_20_Text">reduce(lambda x,y: x+y, [1,2,3,4])</text:span>.</text:p>
        </text:list-item>
        <text:list-item>
          <text:p text:style-name="P24"><text:span text:style-name="Strong_20_Emphasis">Q:</text:span> What is returned by <text:span text:style-name="Source_20_Text">reduce()</text:span>?<text:line-break/><text:span text:style-name="Strong_20_Emphasis">A:</text:span> A single aggregated value.</text:p>
        </text:list-item>
      </text:list>
      <text:h text:style-name="Heading_20_2" text:outline-level="2"><text:span text:style-name="Strong_20_Emphasis"><text:span text:style-name="T9">Recursion</text:span></text:span><text:span text:style-name="Strong_20_Emphasis"> in Python</text:span></text:h>
      <text:list xml:id="list4181597117" text:style-name="L9">
        <text:list-item>
          <text:p text:style-name="P25"><text:span text:style-name="Strong_20_Emphasis">Q:</text:span> What is recursion?<text:line-break/><text:span text:style-name="Strong_20_Emphasis">A:</text:span> A function calling itself.</text:p>
        </text:list-item>
        <text:list-item>
          <text:p text:style-name="P25"><text:span text:style-name="Strong_20_Emphasis">Q:</text:span> What is the essential part of a recursive function?<text:line-break/><text:span text:style-name="Strong_20_Emphasis">A:</text:span> Base case (termination condition).</text:p>
        </text:list-item>
        <text:list-item>
          <text:p text:style-name="P25"><text:span text:style-name="Strong_20_Emphasis">Q:</text:span> Write a simple recursive function to calculate factorial.<text:line-break/><text:span text:style-name="Strong_20_Emphasis">A: <text:s text:c="2"/>def fact(n): return 1 if n==0 else n*fact(n-1)</text:span></text:p>
        </text:list-item>
      </text:list>
      <text:p text:style-name="P4"><text:span text:style-name="Strong_20_Emphasis"><text:span text:style-name="T13"><text:s text:c="7"/>4. </text:span></text:span><text:span text:style-name="Strong_20_Emphasis"><text:span text:style-name="T11">Q: What error occurs if recursion has no base case?<text:line-break/> <text:s text:c="10"/>A: </text:span></text:span><text:span text:style-name="Strong_20_Emphasis"><text:span text:style-name="Source_20_Text"><text:span text:style-name="T11">RecursionError</text:span></text:span></text:span><text:span text:style-name="Strong_20_Emphasis"><text:span text:style-name="T11"> (maximum recursion depth exceeded).</text:span></text:span></text:p>
      <text:h text:style-name="Heading_20_3" text:outline-level="3"><text:span text:style-name="Strong_20_Emphasis"><text:span text:style-name="T8">M</text:span></text:span><text:span text:style-name="Strong_20_Emphasis"><text:span text:style-name="T5">odules: Importing</text:span></text:span></text:h>
      <text:list xml:id="list508904236" text:style-name="L10">
        <text:list-item>
          <text:p text:style-name="P26"><text:span text:style-name="Strong_20_Emphasis">Q:</text:span> What is a module in Python?<text:line-break/><text:span text:style-name="Strong_20_Emphasis">A:</text:span> A module is a Python file containing functions, classes, and variables.</text:p>
        </text:list-item>
        <text:list-item>
          <text:p text:style-name="P26"><text:span text:style-name="Strong_20_Emphasis">Q:</text:span> How do you import a module in Python?<text:line-break/><text:span text:style-name="Strong_20_Emphasis">A:</text:span> Using the <text:span text:style-name="Source_20_Text">import</text:span> statement, e.g., <text:span text:style-name="Source_20_Text">import math</text:span>.</text:p>
        </text:list-item>
        <text:list-item>
          <text:p text:style-name="P27"><text:span text:style-name="Strong_20_Emphasis">Q:</text:span> What is the use of the <text:span text:style-name="Source_20_Text">from</text:span> keyword in imports?<text:line-break/><text:span text:style-name="Strong_20_Emphasis">A:</text:span> It allows importing specific functions or variables from a module, e.g., </text:p>
          <text:p text:style-name="P27"><text:span text:style-name="Source_20_Text"><text:s text:c="3"/>from math import sqrt</text:span>.</text:p>
        </text:list-item>
      </text:list>
      <text:h text:style-name="Heading_20_3" text:outline-level="3"><text:span text:style-name="Strong_20_Emphasis"><text:span text:style-name="T5">Creating User-defined Modules</text:span></text:span></text:h>
      <text:p text:style-name="Text_20_body"><text:span text:style-name="Strong_20_Emphasis"><text:span text:style-name="T26"><text:tab/>1 </text:span></text:span><text:span text:style-name="Strong_20_Emphasis">Q:</text:span> How do you create a user-defined module?<text:line-break/><text:tab/><text:span text:style-name="Strong_20_Emphasis">A:</text:span> By writing Python code in a <text:span text:style-name="Source_20_Text">.py</text:span> file and importing it in another program.</text:p>
      <text:list xml:id="list1043717519" text:style-name="L11">
        <text:list-header>
          <text:p text:style-name="P28"><text:span text:style-name="Strong_20_Emphasis"><text:span text:style-name="T26">2 </text:span></text:span><text:span text:style-name="Strong_20_Emphasis">Q:</text:span> How do you access a function from a user-defined module?<text:line-break/><text:span text:style-name="Strong_20_Emphasis">A:</text:span> By using the syntax <text:span text:style-name="Source_20_Text">module_name.function_name()</text:span>.</text:p>
        </text:list-header>
      </text:list>
      <text:h text:style-name="Heading_20_3" text:outline-level="3"><text:soft-page-break/><text:span text:style-name="Strong_20_Emphasis"><text:span text:style-name="T5">Standard Modules (math, random, datetime)</text:span></text:span></text:h>
      <text:list xml:id="list3540532509" text:style-name="L12">
        <text:list-item>
          <text:p text:style-name="P29"><text:span text:style-name="Strong_20_Emphasis">Q:</text:span> Which function from the <text:span text:style-name="Source_20_Text">math</text:span> module is used to find square root?<text:line-break/><text:span text:style-name="Strong_20_Emphasis">A:</text:span> <text:span text:style-name="Source_20_Text">math.sqrt()</text:span>.</text:p>
        </text:list-item>
        <text:list-item>
          <text:p text:style-name="P29"><text:span text:style-name="Strong_20_Emphasis">Q:</text:span> Which function from the <text:span text:style-name="Source_20_Text">random</text:span> module generates a random integer?<text:line-break/><text:span text:style-name="Strong_20_Emphasis">A:</text:span> <text:span text:style-name="Source_20_Text">random.randint(a, b)</text:span>.</text:p>
        </text:list-item>
        <text:list-item>
          <text:p text:style-name="P29"><text:span text:style-name="Strong_20_Emphasis">Q:</text:span> Which class from the <text:span text:style-name="Source_20_Text">datetime</text:span> module represents current date and time?<text:line-break/><text:span text:style-name="Strong_20_Emphasis">A:</text:span> <text:span text:style-name="Source_20_Text">datetime.datetime</text:span>.</text:p>
        </text:list-item>
      </text:list>
      <text:h text:style-name="Heading_20_3" text:outline-level="3"><text:span text:style-name="Strong_20_Emphasis"><text:span text:style-name="T5">Packages in Python</text:span></text:span></text:h>
      <text:list xml:id="list1188232104" text:style-name="L13">
        <text:list-item>
          <text:p text:style-name="P30"><text:span text:style-name="Strong_20_Emphasis">Q:</text:span> What is a package in Python?<text:line-break/><text:span text:style-name="Strong_20_Emphasis">A:</text:span> A package is a collection of modules organized in directories with an <text:span text:style-name="Source_20_Text">__init__.py</text:span> file.</text:p>
        </text:list-item>
        <text:list-item>
          <text:p text:style-name="P30"><text:span text:style-name="Strong_20_Emphasis">Q:</text:span> Give an example of a Python package.<text:line-break/><text:span text:style-name="Strong_20_Emphasis">A:</text:span> <text:span text:style-name="Source_20_Text">numpy</text:span>, <text:span text:style-name="Source_20_Text">pandas</text:span>, and <text:span text:style-name="Source_20_Text">matplotlib</text:span> are Python packages.</text:p>
        </text:list-item>
      </text:list>
      <text:p text:style-name="P16"><text:span text:style-name="Strong_20_Emphasis"><text:span text:style-name="T6"/></text:span></text:p>
      <text:p text:style-name="P5"><text:span text:style-name="Strong_20_Emphasis"><text:span text:style-name="T6">2-Mark Question and Answers:</text:span></text:span></text:p>
      <text:h text:style-name="P12" text:outline-level="2"><text:span text:style-name="Strong_20_Emphasis">Functions:</text:span></text:h>
      <text:list xml:id="list3278240927" text:style-name="L14">
        <text:list-item>
          <text:p text:style-name="P31"><text:span text:style-name="Strong_20_Emphasis">Q:</text:span> Differentiate between defining and calling a function in Python.<text:line-break/><text:span text:style-name="Strong_20_Emphasis">A:</text:span></text:p>
          <text:list>
            <text:list-item>
              <text:p text:style-name="P31"><text:span text:style-name="Strong_20_Emphasis">Defining:</text:span> Writing a function with <text:span text:style-name="Source_20_Text">def</text:span> keyword, e.g., <text:span text:style-name="Source_20_Text">def add(a,b): return a+b</text:span>.</text:p>
            </text:list-item>
            <text:list-item>
              <text:p text:style-name="P31"><text:span text:style-name="Strong_20_Emphasis">Calling:</text:span> Executing the function, e.g., <text:span text:style-name="Source_20_Text">add(2,3)</text:span>.</text:p>
            </text:list-item>
          </text:list>
        </text:list-item>
        <text:list-item>
          <text:p text:style-name="P31"><text:span text:style-name="Strong_20_Emphasis">Q:</text:span> What is the purpose of a <text:span text:style-name="Source_20_Text">return</text:span> statement in a function?<text:line-break/><text:span text:style-name="Strong_20_Emphasis">A:</text:span> It sends a value back to the caller and terminates the function execution.</text:p>
        </text:list-item>
      </text:list>
      <text:h text:style-name="Heading_20_2" text:outline-level="2"><text:span text:style-name="Strong_20_Emphasis">Types of Arguments:</text:span></text:h>
      <text:list xml:id="list3072333445" text:style-name="L15">
        <text:list-item>
          <text:p text:style-name="P32"><text:span text:style-name="Strong_20_Emphasis">Q:</text:span> Differentiate between positional and keyword arguments with examples.<text:line-break/><text:span text:style-name="Strong_20_Emphasis">A:</text:span></text:p>
          <text:list>
            <text:list-item>
              <text:p text:style-name="P32"><text:span text:style-name="Strong_20_Emphasis">Positional:</text:span> Based on order → <text:span text:style-name="Source_20_Text">add(2,3)</text:span>.</text:p>
            </text:list-item>
            <text:list-item>
              <text:p text:style-name="P32"><text:span text:style-name="Strong_20_Emphasis">Keyword:</text:span> Based on names → <text:span text:style-name="Source_20_Text">add(a=2, b=3)</text:span>.</text:p>
            </text:list-item>
          </text:list>
        </text:list-item>
        <text:list-item>
          <text:p text:style-name="P32"><text:span text:style-name="Strong_20_Emphasis">Q:</text:span> What are default arguments? Give an example.<text:line-break/><text:span text:style-name="Strong_20_Emphasis">A:</text:span> Arguments that take a default value if not provided.</text:p>
        </text:list-item>
      </text:list>
      <text:p text:style-name="P5"><text:soft-page-break/><text:span text:style-name="Strong_20_Emphasis"><text:tab/><text:tab/>def greet(name="Guest"): print("Hello", name)</text:span></text:p>
      <text:p text:style-name="P5"><text:span text:style-name="Strong_20_Emphasis"><text:span text:style-name="T4"><text:s text:c="6"/>3. </text:span></text:span><text:span text:style-name="Strong_20_Emphasis">Q: What are variable-length arguments?<text:line-break/> <text:s text:c="9"/>A: <text:s/></text:span><text:span text:style-name="Source_20_Text">*args</text:span> → accepts multiple positional arguments as a tuple.</text:p>
      <text:list xml:id="list1787753075" text:style-name="L16">
        <text:list-header>
          <text:p text:style-name="P33"><text:span text:style-name="Source_20_Text"><text:s text:c="2"/>**kwargs</text:span> → accepts multiple keyword arguments as a dictionary.</text:p>
        </text:list-header>
      </text:list>
      <text:h text:style-name="Heading_20_2" text:outline-level="2"><text:span text:style-name="Strong_20_Emphasis">Scope of Variables:</text:span></text:h>
      <text:list xml:id="list2446246492" text:style-name="L17">
        <text:list-item>
          <text:p text:style-name="P34"><text:span text:style-name="Strong_20_Emphasis">Q:</text:span> What is the difference between local and global variables?<text:line-break/><text:span text:style-name="Strong_20_Emphasis">A:</text:span></text:p>
          <text:list>
            <text:list-item>
              <text:p text:style-name="P34"><text:span text:style-name="Strong_20_Emphasis">Local:</text:span> Declared inside a function; accessible only within it.</text:p>
            </text:list-item>
            <text:list-item>
              <text:p text:style-name="P34"><text:span text:style-name="Strong_20_Emphasis">Global:</text:span> Declared outside; accessible anywhere in the program.</text:p>
            </text:list-item>
          </text:list>
        </text:list-item>
        <text:list-item>
          <text:p text:style-name="P34"><text:span text:style-name="Strong_20_Emphasis">Q:</text:span> What is the use of the <text:span text:style-name="Source_20_Text">global</text:span> keyword?<text:line-break/><text:span text:style-name="Strong_20_Emphasis">A:</text:span> It allows modification of a global variable inside a function.</text:p>
        </text:list-item>
      </text:list>
      <text:h text:style-name="Heading_20_2" text:outline-level="2"><text:span text:style-name="Strong_20_Emphasis">Lambda Functions:</text:span></text:h>
      <text:list xml:id="list312188690" text:style-name="L18">
        <text:list-item>
          <text:p text:style-name="P35"><text:span text:style-name="Strong_20_Emphasis">Q:</text:span> Write a lambda function to add 10 to a given number.<text:line-break/><text:span text:style-name="Strong_20_Emphasis">A:</text:span> <text:span text:style-name="Source_20_Text">lambda x: x + 10</text:span>.</text:p>
        </text:list-item>
        <text:list-item>
          <text:p text:style-name="P35"><text:span text:style-name="Strong_20_Emphasis">Q:</text:span> Give one difference between <text:span text:style-name="Source_20_Text">def</text:span> function and a lambda function.<text:line-break/><text:span text:style-name="Strong_20_Emphasis">A:</text:span></text:p>
          <text:list>
            <text:list-item>
              <text:p text:style-name="P35"><text:span text:style-name="Source_20_Text">def</text:span> can have multiple statements.</text:p>
            </text:list-item>
            <text:list-item>
              <text:p text:style-name="P35"><text:span text:style-name="Source_20_Text">lambda</text:span> can only have one expression.</text:p>
            </text:list-item>
          </text:list>
        </text:list-item>
      </text:list>
      <text:h text:style-name="Heading_20_2" text:outline-level="2"><text:span text:style-name="Strong_20_Emphasis">Recursive Functions:</text:span></text:h>
      <text:list xml:id="list1611330976" text:style-name="L19">
        <text:list-item>
          <text:p text:style-name="P36"><text:span text:style-name="Strong_20_Emphasis">Q:</text:span> Write a recursive function to calculate the sum of first <text:span text:style-name="Source_20_Text">n</text:span> natural numbers.<text:line-break/><text:span text:style-name="Strong_20_Emphasis">A: <text:s text:c="2"/>def sumn(n):</text:span></text:p>
          <text:p text:style-name="P36"><text:span text:style-name="Strong_20_Emphasis"><text:s text:c="15"/>return 0 if n==0 else n+sumn(n-1)</text:span></text:p>
        </text:list-item>
        <text:list-item>
          <text:p text:style-name="P36"><text:span text:style-name="Strong_20_Emphasis">Q: Why must a recursive function have a base case?<text:line-break/>A: To stop infinite recursion and prevent </text:span><text:span text:style-name="Strong_20_Emphasis"><text:span text:style-name="Source_20_Text">RecursionError</text:span></text:span><text:span text:style-name="Strong_20_Emphasis">.</text:span></text:p>
        </text:list-item>
      </text:list>
      <text:h text:style-name="Heading_20_3" text:outline-level="3"><text:span text:style-name="Strong_20_Emphasis"><text:span text:style-name="T5">Modules:</text:span></text:span></text:h>
      <text:list xml:id="list2936270772" text:style-name="L20">
        <text:list-item>
          <text:p text:style-name="P37"><text:span text:style-name="Strong_20_Emphasis">Q:</text:span> Differentiate between <text:span text:style-name="Source_20_Text">import math</text:span> and <text:span text:style-name="Source_20_Text">from math import sqrt</text:span>.<text:line-break/><text:span text:style-name="Strong_20_Emphasis">A:</text:span> <text:span text:style-name="Source_20_Text">import math</text:span> imports the entire module, and we must use <text:span text:style-name="Source_20_Text">math.sqrt( )</text:span>.<text:line-break/><text:span text:style-name="Source_20_Text">from math import sqrt</text:span> imports only the <text:span text:style-name="Source_20_Text">sqrt</text:span> function, so we can directly call <text:span text:style-name="Source_20_Text">sqrt( )</text:span>.</text:p>
        </text:list-item>
        <text:list-item>
          <text:p text:style-name="P37"><text:soft-page-break/><text:span text:style-name="Strong_20_Emphasis">Q:</text:span> What is the advantage of using modules in Python?<text:line-break/><text:span text:style-name="Strong_20_Emphasis">A:</text:span> Modules promote code reuse, organization, and make programs easier to maintain by grouping related functions and classes.</text:p>
        </text:list-item>
      </text:list>
      <text:h text:style-name="Heading_20_3" text:outline-level="3"><text:span text:style-name="Strong_20_Emphasis"><text:span text:style-name="T5">Creating User-defined Modules:</text:span></text:span></text:h>
      <text:list xml:id="list3402551765" text:style-name="L21">
        <text:list-item>
          <text:p text:style-name="P38"><text:span text:style-name="Strong_20_Emphasis">Q:</text:span> Write the steps to create and use a user-defined module.<text:line-break/><text:span text:style-name="Strong_20_Emphasis">A:</text:span></text:p>
          <text:list>
            <text:list-item>
              <text:p text:style-name="P38">Create a file <text:span text:style-name="Source_20_Text">mymodule.py</text:span> containing functions.</text:p>
            </text:list-item>
            <text:list-item>
              <text:p text:style-name="P38">Import it in another program using <text:span text:style-name="Source_20_Text">import mymodule</text:span>.</text:p>
            </text:list-item>
            <text:list-item>
              <text:p text:style-name="P38">Call its functions with <text:span text:style-name="Source_20_Text">mymodule.function_name()</text:span>.</text:p>
            </text:list-item>
          </text:list>
        </text:list-item>
        <text:list-item>
          <text:p text:style-name="P38"><text:span text:style-name="Strong_20_Emphasis">Q:</text:span> How is a user-defined module different from a standard module?<text:line-break/><text:span text:style-name="Strong_20_Emphasis">A:</text:span> A user-defined module is written by the programmer, while a standard module is pre-defined and comes with Python (e.g., <text:span text:style-name="Source_20_Text">math</text:span>, <text:span text:style-name="Source_20_Text">random</text:span>).</text:p>
        </text:list-item>
      </text:list>
      <text:h text:style-name="Heading_20_3" text:outline-level="3"><text:span text:style-name="Strong_20_Emphasis"><text:span text:style-name="T5">Standard Modules (math, random, datetime):</text:span></text:span></text:h>
      <text:list xml:id="list980213780" text:style-name="L22">
        <text:list-item>
          <text:p text:style-name="P40"><text:span text:style-name="Strong_20_Emphasis">Q:</text:span> Give two examples of functions from the <text:span text:style-name="Source_20_Text">math</text:span> module with their use.<text:line-break/><text:span text:style-name="Strong_20_Emphasis">A: <text:s text:c="4"/></text:span><text:span text:style-name="Source_20_Text">math.sqrt(16)</text:span> → returns <text:span text:style-name="Source_20_Text">4.0</text:span> (square root). </text:p>
          <text:p text:style-name="P40"><text:span text:style-name="Source_20_Text"><text:s text:c="4"/>math.factorial(5)</text:span> → returns <text:span text:style-name="Source_20_Text">120</text:span> (factorial).</text:p>
        </text:list-item>
        <text:list-item>
          <text:p text:style-name="P39"><text:span text:style-name="Strong_20_Emphasis">Q:</text:span> Write two uses of the <text:span text:style-name="Source_20_Text">random</text:span> module.<text:line-break/><text:span text:style-name="Strong_20_Emphasis">A: <text:s text:c="6"/></text:span><text:span text:style-name="Source_20_Text">random.randint(1, 10)</text:span> generates a random integer between 1 and 10.</text:p>
          <text:list>
            <text:list-header>
              <text:p text:style-name="P39"><text:span text:style-name="Source_20_Text">random.choice([‘a’, ‘b’, ‘c’])</text:span> selects a random element from a list.</text:p>
            </text:list-header>
          </text:list>
        </text:list-item>
        <text:list-item>
          <text:p text:style-name="P41"><text:span text:style-name="Strong_20_Emphasis">Q:</text:span> What is the use of the <text:span text:style-name="Source_20_Text">datetime</text:span> module? Give an example.<text:line-break/><text:span text:style-name="Strong_20_Emphasis">A:</text:span> It is used to work with dates and times.<text:line-break/>Example: <text:s text:c="2"/>import datetime <text:s/></text:p>
          <text:p text:style-name="P41"><text:s text:c="19"/>print(datetime.datetime.now()) <text:s/># Prints current date and time</text:p>
        </text:list-item>
      </text:list>
      <text:h text:style-name="P14" text:outline-level="3"><text:span text:style-name="Strong_20_Emphasis"><text:span text:style-name="T5">Packages in Python:</text:span></text:span></text:h>
      <text:list xml:id="list2823379339" text:style-name="L23">
        <text:list-item>
          <text:p text:style-name="P42"><text:span text:style-name="Strong_20_Emphasis">Q:</text:span> How is a package different from a module?<text:line-break/><text:span text:style-name="Strong_20_Emphasis">A:</text:span> A module is a single Python file, whereas a package is a collection of related modules organized in a directory with an <text:span text:style-name="Source_20_Text">__init__.py</text:span> file.</text:p>
        </text:list-item>
        <text:list-item>
          <text:p text:style-name="P42"><text:span text:style-name="Strong_20_Emphasis">Q:</text:span> Give an example of using the <text:span text:style-name="Source_20_Text">numpy</text:span> package.<text:line-break/><text:span text:style-name="Strong_20_Emphasis">A: <text:s text:c="2"/>import numpy as np <text:s/></text:span></text:p>
          <text:p text:style-name="P42"><text:span text:style-name="Strong_20_Emphasis"><text:s text:c="7"/>arr = np.array([1, 2, 3]) <text:s/></text:span></text:p>
          <text:p text:style-name="P42"><text:span text:style-name="Strong_20_Emphasis"><text:s text:c="7"/>print(arr) <text:s/># [1 2 3]</text:span></text:p>
        </text:list-item>
        <text:list-item>
          <text:p text:style-name="P42"><text:soft-page-break/><text:span text:style-name="Strong_20_Emphasis"><text:s/>Q: Why are packages important in Python?<text:line-break/>A: </text:span><text:span text:style-name="Strong_20_Emphasis"><text:span text:style-name="T11">Packages help in organizing large programs into smaller, manageable modules and provide powerful pre-built functionality (e.g., </text:span></text:span><text:span text:style-name="Strong_20_Emphasis"><text:span text:style-name="Source_20_Text"><text:span text:style-name="T11">numpy</text:span></text:span></text:span><text:span text:style-name="Strong_20_Emphasis"><text:span text:style-name="T11"> for arrays, </text:span></text:span><text:span text:style-name="Strong_20_Emphasis"><text:span text:style-name="Source_20_Text"><text:span text:style-name="T11">pandas</text:span></text:span></text:span><text:span text:style-name="Strong_20_Emphasis"><text:span text:style-name="T11"> for data analysis).</text:span></text:span></text:p>
        </text:list-item>
      </text:list>
      <text:p text:style-name="Horizontal_20_Line"/>
      <text:h text:style-name="P3" text:outline-level="1"><text:span text:style-name="Strong_20_Emphasis">5-Mark Questions with Answers</text:span></text:h>
      <text:h text:style-name="Heading_20_3" text:outline-level="3"><text:span text:style-name="Strong_20_Emphasis"><text:span text:style-name="T5">Functions:</text:span></text:span></text:h>
      <text:p text:style-name="Text_20_body"><text:span text:style-name="Strong_20_Emphasis">Q1. Explain the difference between defining a function with parameters and without parameters, with examples.</text:span><text:line-break/><text:span text:style-name="Strong_20_Emphasis">Answer:</text:span></text:p>
      <text:list xml:id="list215070182" text:style-name="L24">
        <text:list-item>
          <text:p text:style-name="P43"><text:span text:style-name="Strong_20_Emphasis">Without Parameters:</text:span> Function does not accept inputs.</text:p>
        </text:list-item>
      </text:list>
      <text:p text:style-name="P5"><text:span text:style-name="Strong_20_Emphasis"><text:tab/></text:span><text:span text:style-name="Strong_20_Emphasis"><text:span text:style-name="T11">def greet():</text:span></text:span></text:p>
      <text:p text:style-name="P5"><text:span text:style-name="Strong_20_Emphasis"><text:span text:style-name="T11"><text:tab/> <text:s text:c="3"/>return "Hello!"</text:span></text:span></text:p>
      <text:p text:style-name="P5"><text:span text:style-name="Strong_20_Emphasis"><text:span text:style-name="T11"><text:tab/>print(greet())</text:span></text:span></text:p>
      <text:p text:style-name="P5"><text:span text:style-name="Strong_20_Emphasis"/></text:p>
      <text:list xml:id="list230236176" text:style-name="L25">
        <text:list-item>
          <text:p text:style-name="P44"><text:span text:style-name="Strong_20_Emphasis">With Parameters: Function takes inputs and processes them.</text:span></text:p>
          <text:p text:style-name="P44"><text:span text:style-name="Strong_20_Emphasis"><text:span text:style-name="T11">def add(a, b):</text:span></text:span></text:p>
          <text:p text:style-name="P44"><text:span text:style-name="Strong_20_Emphasis"><text:span text:style-name="T11"><text:s text:c="3"/>return a + b</text:span></text:span></text:p>
          <text:p text:style-name="P44"><text:span text:style-name="Strong_20_Emphasis"><text:span text:style-name="T11">print(add(5, 3))</text:span></text:span></text:p>
        </text:list-item>
      </text:list>
      <text:p text:style-name="Text_20_body"><text:span text:style-name="Strong_20_Emphasis">Difference:</text:span></text:p>
      <text:list xml:id="list1069947274" text:style-name="L26">
        <text:list-item>
          <text:p text:style-name="P45">With parameters → More flexible (works with different inputs).</text:p>
        </text:list-item>
        <text:list-item>
          <text:p text:style-name="P45">Without parameters → Always performs a fixed task.</text:p>
        </text:list-item>
      </text:list>
      <text:h text:style-name="Heading_20_3" text:outline-level="3"><text:span text:style-name="Strong_20_Emphasis"><text:span text:style-name="T20">Types of Arguments:</text:span></text:span></text:h>
      <text:p text:style-name="Text_20_body"><text:span text:style-name="Strong_20_Emphasis">Q2. Explain positional, keyword, default, and variable-length arguments with examples.</text:span><text:line-break/><text:span text:style-name="Strong_20_Emphasis">Answer:</text:span></text:p>
      <text:p text:style-name="Text_20_body"># Positional</text:p>
      <text:p text:style-name="Text_20_body">def add(a, b): return a+b</text:p>
      <text:p text:style-name="Text_20_body">print(add(2, 3)) <text:s/># order matters</text:p>
      <text:p text:style-name="Text_20_body"/>
      <text:p text:style-name="Text_20_body"># Keyword</text:p>
      <text:p text:style-name="Text_20_body"><text:soft-page-break/>print(add(b=5, a=10)) <text:s/># order doesn’t matter</text:p>
      <text:p text:style-name="Text_20_body"/>
      <text:p text:style-name="Text_20_body"># Default</text:p>
      <text:p text:style-name="Text_20_body">def greet(name="Guest"): return "Hello " + name</text:p>
      <text:p text:style-name="Text_20_body">print(greet()) <text:s/></text:p>
      <text:p text:style-name="Text_20_body">print(greet("Vijaya"))</text:p>
      <text:p text:style-name="Text_20_body"/>
      <text:p text:style-name="Text_20_body"># Variable-length</text:p>
      <text:p text:style-name="Text_20_body">def show(*args): print(args)</text:p>
      <text:p text:style-name="Text_20_body">show(1, 2, 3)</text:p>
      <text:p text:style-name="Text_20_body"/>
      <text:p text:style-name="Text_20_body">def details(**kwargs): print(kwargs)</text:p>
      <text:p text:style-name="Text_20_body">details(name="Ravi", age=20)</text:p>
      <text:list xml:id="list714141225" text:style-name="L27">
        <text:list-item>
          <text:p text:style-name="P46"><text:span text:style-name="Strong_20_Emphasis">Positional: Based on order.</text:span></text:p>
        </text:list-item>
      </text:list>
      <text:list xml:id="list3095953665" text:style-name="L28">
        <text:list-item>
          <text:p text:style-name="P47"><text:span text:style-name="Strong_20_Emphasis">Keyword:</text:span> Based on name.</text:p>
        </text:list-item>
      </text:list>
      <text:list xml:id="list2539361767" text:style-name="L29">
        <text:list-item>
          <text:p text:style-name="P48"><text:span text:style-name="Strong_20_Emphasis">Default:</text:span> Uses default value if not passed.</text:p>
        </text:list-item>
      </text:list>
      <text:list xml:id="list3227109457" text:style-name="L30">
        <text:list-item>
          <text:p text:style-name="P49"><text:span text:style-name="Strong_20_Emphasis">Variable-length:</text:span> Accepts multiple arguments (<text:span text:style-name="Source_20_Text">*args</text:span>, <text:span text:style-name="Source_20_Text">**kwargs</text:span>).</text:p>
        </text:list-item>
      </text:list>
      <text:h text:style-name="P13" text:outline-level="3"><text:span text:style-name="Strong_20_Emphasis"><text:span text:style-name="T5">Scope of Variables:</text:span></text:span></text:h>
      <text:p text:style-name="Text_20_body"><text:span text:style-name="Strong_20_Emphasis">Q3. Differentiate between local and global variables with a Python program.</text:span><text:line-break/><text:span text:style-name="Strong_20_Emphasis">Answer:</text:span></text:p>
      <text:p text:style-name="P4"><text:span text:style-name="Strong_20_Emphasis">x = 10 <text:s/># global</text:span></text:p>
      <text:p text:style-name="P4"><text:span text:style-name="Strong_20_Emphasis">def test():</text:span></text:p>
      <text:p text:style-name="P4"><text:span text:style-name="Strong_20_Emphasis"><text:s text:c="4"/>x = 5 <text:s/># local</text:span></text:p>
      <text:p text:style-name="P4"><text:span text:style-name="Strong_20_Emphasis"><text:s text:c="4"/>print("Inside function:", x)</text:span></text:p>
      <text:p text:style-name="P4"><text:span text:style-name="Strong_20_Emphasis"/></text:p>
      <text:p text:style-name="P4"><text:span text:style-name="Strong_20_Emphasis">test()</text:span></text:p>
      <text:p text:style-name="P4"><text:span text:style-name="Strong_20_Emphasis">print("Outside function:", x)</text:span></text:p>
      <text:p text:style-name="P6"><text:span text:style-name="Strong_20_Emphasis"><text:span text:style-name="T10">Output:</text:span></text:span></text:p>
      <text:p text:style-name="P4"><text:span text:style-name="Strong_20_Emphasis"><text:span text:style-name="T11">Inside function: 5</text:span></text:span></text:p>
      <text:p text:style-name="P4"><text:soft-page-break/><text:span text:style-name="Strong_20_Emphasis"><text:span text:style-name="T11">Outside function: 10</text:span></text:span></text:p>
      <text:list xml:id="list1739365009" text:style-name="L31">
        <text:list-item>
          <text:p text:style-name="P50"><text:span text:style-name="Strong_20_Emphasis"><text:span text:style-name="T11"><text:s text:c="4"/>Local variable → Accessible only inside the function.</text:span></text:span></text:p>
        </text:list-item>
        <text:list-item>
          <text:p text:style-name="P50"><text:span text:style-name="Strong_20_Emphasis"><text:span text:style-name="T11">Global variable → Accessible throughout the program.</text:span></text:span></text:p>
        </text:list-item>
      </text:list>
      <text:p text:style-name="P4"><text:span text:style-name="Strong_20_Emphasis"><text:span text:style-name="T11">Using </text:span></text:span><text:span text:style-name="Strong_20_Emphasis"><text:span text:style-name="Source_20_Text"><text:span text:style-name="T11">global</text:span></text:span></text:span><text:span text:style-name="Strong_20_Emphasis"><text:span text:style-name="T11"> keyword:</text:span></text:span></text:p>
      <text:p text:style-name="P4"><text:span text:style-name="Strong_20_Emphasis"><text:span text:style-name="T11">x = 10</text:span></text:span></text:p>
      <text:p text:style-name="P4"><text:span text:style-name="Strong_20_Emphasis"><text:span text:style-name="T11">def modify():</text:span></text:span></text:p>
      <text:p text:style-name="P4"><text:span text:style-name="Strong_20_Emphasis"><text:span text:style-name="T11"><text:s text:c="4"/>global x</text:span></text:span></text:p>
      <text:p text:style-name="P4"><text:span text:style-name="Strong_20_Emphasis"><text:span text:style-name="T11"><text:s text:c="4"/>x = 50</text:span></text:span></text:p>
      <text:p text:style-name="P4"><text:span text:style-name="Strong_20_Emphasis"><text:span text:style-name="T11">modify()</text:span></text:span></text:p>
      <text:p text:style-name="P4"><text:span text:style-name="Strong_20_Emphasis"><text:span text:style-name="T11">print(x) <text:s/># 50</text:span></text:span></text:p>
      <text:h text:style-name="P13" text:outline-level="3"><text:span text:style-name="Strong_20_Emphasis"><text:span text:style-name="T5">Lambda Functions + Map, Filter, Reduce:</text:span></text:span></text:h>
      <text:p text:style-name="Text_20_body"><text:span text:style-name="Strong_20_Emphasis">Q4. Explain </text:span><text:span text:style-name="Strong_20_Emphasis"><text:span text:style-name="Source_20_Text">map()</text:span></text:span><text:span text:style-name="Strong_20_Emphasis">, </text:span><text:span text:style-name="Strong_20_Emphasis"><text:span text:style-name="Source_20_Text">filter()</text:span></text:span><text:span text:style-name="Strong_20_Emphasis">, and </text:span><text:span text:style-name="Strong_20_Emphasis"><text:span text:style-name="Source_20_Text">reduce()</text:span></text:span><text:span text:style-name="Strong_20_Emphasis"> functions with examples using lambda.</text:span><text:line-break/><text:span text:style-name="Strong_20_Emphasis">Answer:</text:span></text:p>
      <text:p text:style-name="P4"><text:span text:style-name="Strong_20_Emphasis"><text:span text:style-name="T11">from functools import reduce</text:span></text:span></text:p>
      <text:p text:style-name="P4"><text:span text:style-name="Strong_20_Emphasis"><text:span text:style-name="T11"/></text:span></text:p>
      <text:p text:style-name="P4"><text:span text:style-name="Strong_20_Emphasis"><text:span text:style-name="T11">nums = [1, 2, 3, 4, 5]</text:span></text:span></text:p>
      <text:p text:style-name="P4"><text:span text:style-name="Strong_20_Emphasis"><text:span text:style-name="T11"># map → applies function to each element</text:span></text:span></text:p>
      <text:p text:style-name="P4"><text:span text:style-name="Strong_20_Emphasis"><text:span text:style-name="T11">squares = list(map(lambda x: x**2, nums))</text:span></text:span></text:p>
      <text:p text:style-name="P4"><text:span text:style-name="Strong_20_Emphasis"><text:span text:style-name="T11">print(squares) <text:s/># [1, 4, 9, 16, 25]</text:span></text:span></text:p>
      <text:p text:style-name="P4"><text:span text:style-name="Strong_20_Emphasis"><text:span text:style-name="T11"/></text:span></text:p>
      <text:p text:style-name="P4"><text:span text:style-name="Strong_20_Emphasis"><text:span text:style-name="T11"># filter → selects elements satisfying condition</text:span></text:span></text:p>
      <text:p text:style-name="P4"><text:span text:style-name="Strong_20_Emphasis"><text:span text:style-name="T11">evens = list(filter(lambda x: x%2==0, nums))</text:span></text:span></text:p>
      <text:p text:style-name="P4"><text:span text:style-name="Strong_20_Emphasis"><text:span text:style-name="T11">print(evens) <text:s/># [2, 4]</text:span></text:span></text:p>
      <text:p text:style-name="P4"><text:span text:style-name="Strong_20_Emphasis"><text:span text:style-name="T11"/></text:span></text:p>
      <text:p text:style-name="P4"><text:span text:style-name="Strong_20_Emphasis"><text:span text:style-name="T11"># reduce → reduces list to single value</text:span></text:span></text:p>
      <text:p text:style-name="P4"><text:span text:style-name="Strong_20_Emphasis"><text:span text:style-name="T11">sum_all = reduce(lambda a,b: a+b, nums)</text:span></text:span></text:p>
      <text:p text:style-name="P4"><text:span text:style-name="Strong_20_Emphasis"><text:span text:style-name="T11">print(sum_all) <text:s/># 15</text:span></text:span></text:p>
      <text:p text:style-name="P4"><text:span text:style-name="Strong_20_Emphasis"><text:span text:style-name="T11"/></text:span></text:p>
      <text:list xml:id="list35140558" text:style-name="L32">
        <text:list-item>
          <text:p text:style-name="P51"><text:span text:style-name="Strong_20_Emphasis">map()</text:span><text:span text:style-name="Strong_20_Emphasis"><text:span text:style-name="T11"> → transforms all elements.</text:span></text:span></text:p>
        </text:list-item>
      </text:list>
      <text:list xml:id="list3863822613" text:style-name="L33">
        <text:list-item>
          <text:p text:style-name="P52"><text:soft-page-break/><text:span text:style-name="Strong_20_Emphasis">filter()</text:span> → selects specific elements.</text:p>
        </text:list-item>
      </text:list>
      <text:list xml:id="list2046868908" text:style-name="L34">
        <text:list-item>
          <text:p text:style-name="P53"><text:span text:style-name="Strong_20_Emphasis">reduce()</text:span> → combines elements into a single result.</text:p>
        </text:list-item>
      </text:list>
      <text:p text:style-name="P4"><text:span text:style-name="Strong_20_Emphasis"><text:span text:style-name="T21">Recurs</text:span></text:span><text:span text:style-name="Strong_20_Emphasis"><text:span text:style-name="T22">ive Functions:</text:span></text:span></text:p>
      <text:p text:style-name="P4"><text:span text:style-name="Strong_20_Emphasis">Q5. Explain recursion with an example of factorial calculation. Why is a base case necessary?</text:span><text:span text:style-name="Strong_20_Emphasis"><text:span text:style-name="T11"><text:line-break/></text:span></text:span><text:span text:style-name="Strong_20_Emphasis">Answer:</text:span></text:p>
      <text:list xml:id="list918352745" text:style-name="L35">
        <text:list-item>
          <text:p text:style-name="P54"><text:span text:style-name="Strong_20_Emphasis">Recursion:</text:span> Function calling itself.</text:p>
        </text:list-item>
        <text:list-item>
          <text:p text:style-name="P54"><text:span text:style-name="Strong_20_Emphasis">Base case:</text:span> Stops infinite recursion.</text:p>
        </text:list-item>
      </text:list>
      <text:p text:style-name="P4"><text:span text:style-name="Strong_20_Emphasis"><text:span text:style-name="T11">def factorial(n):</text:span></text:span></text:p>
      <text:p text:style-name="P4"><text:span text:style-name="Strong_20_Emphasis"><text:span text:style-name="T11"><text:s text:c="4"/>if n == 0 or n == 1: <text:s/># base case</text:span></text:span></text:p>
      <text:p text:style-name="P4"><text:span text:style-name="Strong_20_Emphasis"><text:span text:style-name="T11"><text:s text:c="8"/>return 1</text:span></text:span></text:p>
      <text:p text:style-name="P4"><text:span text:style-name="Strong_20_Emphasis"><text:span text:style-name="T11"><text:s text:c="4"/>else:</text:span></text:span></text:p>
      <text:p text:style-name="P4"><text:span text:style-name="Strong_20_Emphasis"><text:span text:style-name="T11"><text:s text:c="8"/>return n * factorial(n-1)</text:span></text:span></text:p>
      <text:p text:style-name="P4"><text:span text:style-name="Strong_20_Emphasis"><text:span text:style-name="T11"/></text:span></text:p>
      <text:p text:style-name="P4"><text:span text:style-name="Strong_20_Emphasis"><text:span text:style-name="T11">print(factorial(5)) <text:s/># 120</text:span></text:span></text:p>
      <text:p text:style-name="P4"><text:span text:style-name="Strong_20_Emphasis"><text:span text:style-name="T11"/></text:span></text:p>
      <text:list xml:id="list1576174709" text:style-name="L36">
        <text:list-item>
          <text:p text:style-name="P55"><text:span text:style-name="Strong_20_Emphasis"><text:span text:style-name="Source_20_Text"><text:span text:style-name="T11">factorial(5)</text:span></text:span></text:span><text:span text:style-name="Strong_20_Emphasis"><text:span text:style-name="T11"> → </text:span></text:span><text:span text:style-name="Strong_20_Emphasis"><text:span text:style-name="Source_20_Text"><text:span text:style-name="T11">5 * factorial(4)</text:span></text:span></text:span></text:p>
        </text:list-item>
      </text:list>
      <text:list xml:id="list2639435107" text:style-name="L37">
        <text:list-item>
          <text:p text:style-name="P56"><text:span text:style-name="Source_20_Text">factorial(4)</text:span> → <text:span text:style-name="Source_20_Text">4 * factorial(3)</text:span></text:p>
        </text:list-item>
        <text:list-item>
          <text:p text:style-name="P56">Stops at <text:span text:style-name="Source_20_Text">factorial(1)</text:span> = 1.</text:p>
        </text:list-item>
      </text:list>
      <text:p text:style-name="Text_20_body">👉 Without base case → infinite recursion → <text:span text:style-name="Source_20_Text">RecursionError</text:span>.</text:p>
      <text:h text:style-name="P13" text:outline-level="3"><text:span text:style-name="Strong_20_Emphasis"><text:span text:style-name="T20">Modules:</text:span></text:span></text:h>
      <text:p text:style-name="Text_20_body"><text:span text:style-name="Strong_20_Emphasis">Q</text:span><text:span text:style-name="Strong_20_Emphasis"><text:span text:style-name="T25">6</text:span></text:span><text:span text:style-name="Strong_20_Emphasis">. Explain with an example how to import a module in Python. Show the difference between </text:span><text:span text:style-name="Strong_20_Emphasis"><text:span text:style-name="Source_20_Text">import</text:span></text:span><text:span text:style-name="Strong_20_Emphasis"> and </text:span><text:span text:style-name="Strong_20_Emphasis"><text:span text:style-name="Source_20_Text">from ... import ...</text:span></text:span><text:span text:style-name="Strong_20_Emphasis">.</text:span><text:line-break/><text:span text:style-name="Strong_20_Emphasis">A:</text:span></text:p>
      <text:list xml:id="list3011135793" text:style-name="L38">
        <text:list-item>
          <text:p text:style-name="P57">A module is a Python file containing functions, classes, and variables.</text:p>
        </text:list-item>
        <text:list-item>
          <text:p text:style-name="P57">To use a module, we import it.</text:p>
        </text:list-item>
      </text:list>
      <text:p text:style-name="P4"><text:span text:style-name="Strong_20_Emphasis"><text:span text:style-name="T11">import math</text:span></text:span></text:p>
      <text:p text:style-name="P4"><text:span text:style-name="Strong_20_Emphasis"><text:span text:style-name="T11">print(math.sqrt(25)) <text:s text:c="2"/># Using math module → Output: 5.0</text:span></text:span></text:p>
      <text:p text:style-name="P4"><text:span text:style-name="Strong_20_Emphasis"><text:span text:style-name="T11"/></text:span></text:p>
      <text:p text:style-name="P4"><text:span text:style-name="Strong_20_Emphasis"><text:span text:style-name="T11">from math import sqrt</text:span></text:span></text:p>
      <text:p text:style-name="P4"><text:soft-page-break/><text:span text:style-name="Strong_20_Emphasis"><text:span text:style-name="T11">print(sqrt(36)) <text:s text:c="7"/># Direct use without prefix → Output: 6.0</text:span></text:span></text:p>
      <text:list xml:id="list2612035200" text:style-name="L39">
        <text:list-item>
          <text:p text:style-name="P58"><text:span text:style-name="Strong_20_Emphasis"><text:span text:style-name="Source_20_Text"><text:span text:style-name="T11">import module</text:span></text:span></text:span><text:span text:style-name="Strong_20_Emphasis"><text:span text:style-name="T11"> → imports the whole module.</text:span></text:span></text:p>
        </text:list-item>
      </text:list>
      <text:list xml:id="list3794334983" text:style-name="L40">
        <text:list-item>
          <text:p text:style-name="P59"><text:span text:style-name="Source_20_Text">from module import function</text:span> → imports only the required function.</text:p>
        </text:list-item>
      </text:list>
      <text:h text:style-name="P15" text:outline-level="3"><text:span text:style-name="Strong_20_Emphasis"><text:span text:style-name="T23">Q</text:span></text:span><text:span text:style-name="Strong_20_Emphasis"><text:span text:style-name="T25">7</text:span></text:span><text:span text:style-name="Strong_20_Emphasis"><text:span text:style-name="T23">: List the types of modules. Explain any two types in detail.</text:span></text:span></text:h>
      <text:p text:style-name="P10"><text:span text:style-name="Strong_20_Emphasis"><text:span text:style-name="T24">Q</text:span></text:span><text:span text:style-name="Strong_20_Emphasis"><text:span text:style-name="T25">8</text:span></text:span><text:span text:style-name="Strong_20_Emphasis"><text:span text:style-name="T24">: What are the two ways of importing a module? Which one is beneficial? Explain.</text:span></text:span></text:p>
      <text:p text:style-name="P10"><text:span text:style-name="Strong_20_Emphasis"><text:span text:style-name="T24">Q</text:span></text:span><text:span text:style-name="Strong_20_Emphasis"><text:span text:style-name="T25">9</text:span></text:span><text:span text:style-name="Strong_20_Emphasis"><text:span text:style-name="T24">: Illustrate the internal structure of a typical python module with a suitable example.</text:span></text:span></text:p>
      <text:h text:style-name="P13" text:outline-level="3"><text:span text:style-name="Strong_20_Emphasis"><text:span text:style-name="T5">User-defined Modules:</text:span></text:span></text:h>
      <text:p text:style-name="Text_20_body"><text:span text:style-name="Strong_20_Emphasis">Q</text:span><text:span text:style-name="Strong_20_Emphasis"><text:span text:style-name="T25">10</text:span></text:span><text:span text:style-name="Strong_20_Emphasis">. Write the steps and an example program to create and use a user-defined module.</text:span><text:line-break/><text:span text:style-name="Strong_20_Emphasis">A:</text:span><text:line-break/><text:span text:style-name="Strong_20_Emphasis">Steps:</text:span></text:p>
      <text:list xml:id="list4234185514" text:style-name="L41">
        <text:list-item>
          <text:p text:style-name="P60">Create a file <text:span text:style-name="Source_20_Text">mymodule.py</text:span> with functions.</text:p>
        </text:list-item>
        <text:list-item>
          <text:p text:style-name="P60">Import this module into another Python program.</text:p>
        </text:list-item>
        <text:list-item>
          <text:p text:style-name="P60">Use the functions with the module name.</text:p>
        </text:list-item>
      </text:list>
      <text:h text:style-name="P13" text:outline-level="3"><text:span text:style-name="Strong_20_Emphasis"><text:span text:style-name="T5">Standard Modules:</text:span></text:span></text:h>
      <text:p text:style-name="Text_20_body"><text:span text:style-name="Strong_20_Emphasis">Q</text:span><text:span text:style-name="Strong_20_Emphasis"><text:span text:style-name="T25">11</text:span></text:span><text:span text:style-name="Strong_20_Emphasis">. Explain with examples the uses of </text:span><text:span text:style-name="Strong_20_Emphasis"><text:span text:style-name="Source_20_Text">math</text:span></text:span><text:span text:style-name="Strong_20_Emphasis">, </text:span><text:span text:style-name="Strong_20_Emphasis"><text:span text:style-name="Source_20_Text">random</text:span></text:span><text:span text:style-name="Strong_20_Emphasis">, and </text:span><text:span text:style-name="Strong_20_Emphasis"><text:span text:style-name="Source_20_Text">datetime</text:span></text:span><text:span text:style-name="Strong_20_Emphasis"> modules.</text:span><text:line-break/><text:span text:style-name="Strong_20_Emphasis">A:</text:span></text:p>
      <text:list xml:id="list2458668418" text:style-name="L42">
        <text:list-item>
          <text:p text:style-name="P61"><text:span text:style-name="Strong_20_Emphasis">math module</text:span> → Provides mathematical functions.</text:p>
        </text:list-item>
      </text:list>
      <text:p text:style-name="P4"><text:span text:style-name="Strong_20_Emphasis"><text:span text:style-name="T11">import math</text:span></text:span></text:p>
      <text:p text:style-name="P4"><text:span text:style-name="Strong_20_Emphasis"><text:span text:style-name="T11">print(math.sqrt(16)) <text:s text:c="4"/># 4.0</text:span></text:span></text:p>
      <text:p text:style-name="P4"><text:span text:style-name="Strong_20_Emphasis"><text:span text:style-name="T11">print(math.factorial(5)) </text:span></text:span></text:p>
      <text:p text:style-name="P4"><text:span text:style-name="Strong_20_Emphasis"><text:span text:style-name="T11"/></text:span></text:p>
      <text:p text:style-name="P4"><text:span text:style-name="Strong_20_Emphasis"><text:span text:style-name="T19">2</text:span></text:span><text:span text:style-name="Strong_20_Emphasis"><text:span text:style-name="T12">. </text:span></text:span><text:span text:style-name="Strong_20_Emphasis">random module</text:span><text:span text:style-name="Strong_20_Emphasis"><text:span text:style-name="T11"> → Used to generate random numbers.</text:span></text:span></text:p>
      <text:p text:style-name="P4"><text:span text:style-name="Strong_20_Emphasis"><text:span text:style-name="T11">import random</text:span></text:span></text:p>
      <text:p text:style-name="P4"><text:span text:style-name="Strong_20_Emphasis"><text:span text:style-name="T11">print(random.randint(1, 6)) <text:s text:c="2"/># Random number between 1 and 6</text:span></text:span></text:p>
      <text:p text:style-name="P4"><text:span text:style-name="Strong_20_Emphasis"><text:span text:style-name="T11">print(random.choice(['A','B','C'])) <text:s/># Random choice</text:span></text:span></text:p>
      <text:p text:style-name="P4"><text:span text:style-name="Strong_20_Emphasis"><text:span text:style-name="T11"/></text:span></text:p>
      <text:p text:style-name="P7"><text:span text:style-name="Strong_20_Emphasis"><text:span text:style-name="T12">3. </text:span></text:span><text:span text:style-name="Strong_20_Emphasis"><text:span text:style-name="T19">datetime module</text:span></text:span><text:span text:style-name="Strong_20_Emphasis"><text:span text:style-name="T12"> → Deals with dates and times.</text:span></text:span></text:p>
      <text:p text:style-name="P7"><text:span text:style-name="Strong_20_Emphasis"><text:span text:style-name="T12">import datetime</text:span></text:span></text:p>
      <text:p text:style-name="P7"><text:span text:style-name="Strong_20_Emphasis"><text:span text:style-name="T12">print(datetime.datetime.now()) </text:span></text:span></text:p>
      <text:h text:style-name="P14" text:outline-level="3"><text:soft-page-break/><text:span text:style-name="Strong_20_Emphasis"><text:span text:style-name="T7">Packages:</text:span></text:span></text:h>
      <text:p text:style-name="Text_20_body"><text:span text:style-name="Strong_20_Emphasis">Q</text:span><text:span text:style-name="Strong_20_Emphasis"><text:span text:style-name="T25">12</text:span></text:span><text:span text:style-name="Strong_20_Emphasis">. What is a package in Python? Explain with an example of </text:span><text:span text:style-name="Strong_20_Emphasis"><text:span text:style-name="Source_20_Text">numpy</text:span></text:span><text:span text:style-name="Strong_20_Emphasis">.</text:span><text:line-break/><text:span text:style-name="Strong_20_Emphasis">A:</text:span></text:p>
      <text:list xml:id="list253619204" text:style-name="L43">
        <text:list-item>
          <text:p text:style-name="P62">A <text:span text:style-name="Strong_20_Emphasis">package</text:span> is a collection of related modules stored in a directory with an <text:span text:style-name="Source_20_Text">__init__.py</text:span> file.</text:p>
        </text:list-item>
        <text:list-item>
          <text:p text:style-name="P62">Example: <text:span text:style-name="Source_20_Text">numpy</text:span> is a package for numerical computations.</text:p>
        </text:list-item>
      </text:list>
      <text:p text:style-name="P7"><text:span text:style-name="Strong_20_Emphasis"><text:span text:style-name="T12">import numpy as np</text:span></text:span></text:p>
      <text:p text:style-name="P7"><text:span text:style-name="Strong_20_Emphasis"><text:span text:style-name="T12">arr = np.array([1, 2, 3, 4])</text:span></text:span></text:p>
      <text:p text:style-name="P7"><text:span text:style-name="Strong_20_Emphasis"><text:span text:style-name="T12">print(arr)</text:span></text:span></text:p>
      <text:p text:style-name="P7"><text:span text:style-name="Strong_20_Emphasis"><text:span text:style-name="T12">print(arr.mean()) </text:span></text:span></text:p>
      <text:p text:style-name="P7"><text:span text:style-name="Strong_20_Emphasis"><text:span text:style-name="T12">Thus, </text:span></text:span><text:span text:style-name="Strong_20_Emphasis"><text:span text:style-name="Source_20_Text"><text:span text:style-name="T12">numpy</text:span></text:span></text:span><text:span text:style-name="Strong_20_Emphasis"><text:span text:style-name="T12"> provides powerful tools for handling arrays and mathematical operations.</text:span></text:span></text:p>
      <text:p text:style-name="P7"><text:span text:style-name="Strong_20_Emphasis"><text:span text:style-name="T12"/></text:span></text:p>
      <text:p text:style-name="P7"><text:span text:style-name="Strong_20_Emphasis"><text:span text:style-name="T19">Q</text:span></text:span><text:span text:style-name="Strong_20_Emphasis"><text:span text:style-name="T25">13</text:span></text:span><text:span text:style-name="Strong_20_Emphasis"><text:span text:style-name="T19">. Differentiate between a Module and a Package in Python with an example.</text:span></text:span><text:span text:style-name="Strong_20_Emphasis"><text:span text:style-name="T12"><text:line-break/></text:span></text:span><text:span text:style-name="Strong_20_Emphasis"><text:span text:style-name="T19">A:</text:span></text:span></text:p>
      <text:list xml:id="list2685481524" text:style-name="L46">
        <text:list-item>
          <text:p text:style-name="P65"><text:span text:style-name="Strong_20_Emphasis">Module: </text:span><text:span text:style-name="Strong_20_Emphasis"><text:span text:style-name="T11">A Python file containing functions, classes, variables.</text:span></text:span></text:p>
        </text:list-item>
      </text:list>
      <text:list xml:id="list1170684893" text:style-name="L45">
        <text:list-item>
          <text:p text:style-name="P64"><text:span text:style-name="Strong_20_Emphasis">Package:</text:span> Collection of modules in a directory with <text:span text:style-name="Source_20_Text">__init__.py</text:span>.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94125007534080"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Module</text:p>
            </table:table-cell>
            <table:table-cell table:style-name="Table1.C1" office:value-type="string">
              <text:p text:style-name="Table_20_Heading">Package</text:p>
            </table:table-cell>
          </table:table-row>
        </table:table-header-rows>
        <table:table-row table:style-name="TableLine94125007190528">
          <table:table-cell table:style-name="Table1.A2" office:value-type="string">
            <text:p text:style-name="Table_20_Contents">Definition</text:p>
          </table:table-cell>
          <table:table-cell table:style-name="Table1.A2" office:value-type="string">
            <text:p text:style-name="Table_20_Contents">A single <text:span text:style-name="Source_20_Text">.py</text:span> file containing Python code</text:p>
          </table:table-cell>
          <table:table-cell table:style-name="Table1.C2" office:value-type="string">
            <text:p text:style-name="Table_20_Contents">A collection of related modules in a directory</text:p>
          </table:table-cell>
        </table:table-row>
        <table:table-row table:style-name="TableLine94125007192368">
          <table:table-cell table:style-name="Table1.A2" office:value-type="string">
            <text:p text:style-name="Table_20_Contents">Structure</text:p>
          </table:table-cell>
          <table:table-cell table:style-name="Table1.A2" office:value-type="string">
            <text:p text:style-name="Table_20_Contents">One file</text:p>
          </table:table-cell>
          <table:table-cell table:style-name="Table1.C2" office:value-type="string">
            <text:p text:style-name="Table_20_Contents">Directory with <text:span text:style-name="Source_20_Text">__init__.py</text:span></text:p>
          </table:table-cell>
        </table:table-row>
        <table:table-row table:style-name="TableLine94125006715392">
          <table:table-cell table:style-name="Table1.A2" office:value-type="string">
            <text:p text:style-name="Table_20_Contents">Example</text:p>
          </table:table-cell>
          <table:table-cell table:style-name="Table1.A2" office:value-type="string">
            <text:p text:style-name="Table_20_Contents"><text:span text:style-name="Source_20_Text">math.py</text:span></text:p>
          </table:table-cell>
          <table:table-cell table:style-name="Table1.C2" office:value-type="string">
            <text:p text:style-name="Table_20_Contents"><text:span text:style-name="Source_20_Text">numpy</text:span> package</text:p>
          </table:table-cell>
        </table:table-row>
        <table:table-row table:style-name="TableLine94125006719376">
          <table:table-cell table:style-name="Table1.A2" office:value-type="string">
            <text:p text:style-name="Table_20_Contents">Import Example</text:p>
          </table:table-cell>
          <table:table-cell table:style-name="Table1.A2" office:value-type="string">
            <text:p text:style-name="Table_20_Contents"><text:span text:style-name="Source_20_Text">import math</text:span></text:p>
          </table:table-cell>
          <table:table-cell table:style-name="Table1.C2" office:value-type="string">
            <text:p text:style-name="Table_20_Contents"><text:span text:style-name="Source_20_Text">import numpy as np</text:span></text:p>
          </table:table-cell>
        </table:table-row>
      </table:table>
      <text:p text:style-name="P7"><text:span text:style-name="Strong_20_Emphasis"><text:span text:style-name="T12"/></text:span></text:p>
      <text:p text:style-name="P8"><text:span text:style-name="Strong_20_Emphasis"><text:span text:style-name="T14">Q</text:span></text:span><text:span text:style-name="Strong_20_Emphasis"><text:span text:style-name="T17">14</text:span></text:span><text:span text:style-name="Strong_20_Emphasis"><text:span text:style-name="T14">. Illustrate the internal structure of a typical python module with a suitable example.</text:span></text:span></text:p>
      <text:p text:style-name="P9"><text:span text:style-name="Strong_20_Emphasis"><text:span text:style-name="T15">Q</text:span></text:span><text:span text:style-name="Strong_20_Emphasis"><text:span text:style-name="T17">15</text:span></text:span><text:span text:style-name="Strong_20_Emphasis"><text:span text:style-name="T15">. Illustrate the internal structure of a typical python package. </text:span></text:span><text:span text:style-name="Strong_20_Emphasis"><text:span text:style-name="T16">How can you use a package in your program.</text:span></text:span><text:span text:style-name="Strong_20_Emphasis"><text:span text:style-name="T15"> </text:span></text:span></text:p>
      <text:p text:style-name="P8"><text:span text:style-name="Strong_20_Emphasis"><text:span text:style-name="T14">Q1</text:span></text:span><text:span text:style-name="Strong_20_Emphasis"><text:span text:style-name="T18">6. </text:span></text:span><text:span text:style-name="Strong_20_Emphasis"><text:span text:style-name="T14">Write a program to create a user-defined module for mathematical operations (add, subtract, multiply, divide) and import it into another file.</text:span></text:span></text:p>
      <text:p text:style-name="P8"><text:span text:style-name="Strong_20_Emphasis"><text:span text:style-name="T1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26T16:46:05.282113072</meta:creation-date>
    <dc:date>2025-09-18T14:33:03.903362066</dc:date>
    <meta:editing-duration>PT1H17M24S</meta:editing-duration>
    <meta:editing-cycles>16</meta:editing-cycles>
    <meta:generator>LibreOffice/6.4.7.2$Linux_X86_64 LibreOffice_project/40$Build-2</meta:generator>
    <meta:document-statistic meta:table-count="1" meta:image-count="0" meta:object-count="0" meta:page-count="13" meta:paragraph-count="269" meta:word-count="2461" meta:character-count="14668" meta:non-whitespace-character-count="12365"/>
  </office:meta>
</office:document-meta>
</file>